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965in" fo:break-before="auto" style:use-optimal-row-height="fals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tar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Pealkiri: <text:tab/> <text:s/>План Императорского Екатеринтальского дворца <text:s/>Dateering: <text:tab/> <text:s/>1829 <text:s/>Suurus: <text:tab/> <text:s/>59x93,5 <text:s/>Link: <text:tab/> <text:s/>http://www.tarkvarastuudio.ee/tallinn_linnaarhiiv/149-5-2020.htm <text:s/>Arhiiviviide: <text:tab/> <text:s/>149-5-2020</text:p>
          </table:table-cell>
        </table:table-row>
        <table:table-row table:style-name="ro1">
          <table:table-cell/>
          <table:table-cell office:value-type="string">
            <text:p>Pealkiri: <text:tab/> <text:s/>План существующего расположения губернского города Ревеля с показанием урегулирования по высочайше утвержденному 23-го июля 1876 г. плану. <text:s/>Dateering: <text:tab/> <text:s/>1885 <text:s/>Suurus: <text:tab/> <text:s/>110x131 <text:s/>Link: <text:tab/> <text:s/>http://www.tarkvarastuudio.ee/tallinn_linnaarhiiv/149-5-2017.htm <text:s/>Arhiiviviide: <text:tab/> <text:s/>149-5-2017</text:p>
          </table:table-cell>
        </table:table-row>
        <table:table-row table:style-name="ro1">
          <table:table-cell/>
          <table:table-cell office:value-type="string">
            <text:p>Pealkiri: <text:tab/> <text:s/>Специальная геометрическая карта, показывающая границы губернского города Ревеля, в которой означены также границы наследственно городу принадлежащей мыза Габерст и городских выгонов и сенокосов. <text:s/>Dateering: <text:tab/> <text:s/>1810 <text:s/>Link: <text:tab/> <text:s/><text:a xlink:href="http://www.tarkvarastuudio.ee/tallinn_linnaarhiiv/149-5-2021.htm">http://www.tarkvarastuudio.ee/tallinn_linnaarhiiv/149-5-2021.htm</text:a> <text:s/>Arhiiviviide: <text:tab/> <text:s/>149-5-2021</text:p>
          </table:table-cell>
        </table:table-row>
        <table:table-row table:style-name="ro1">
          <table:table-cell/>
          <table:table-cell office:value-type="string">
            <text:p>Pealkiri: <text:tab/> <text:s/>I Vorstadt Quartal <text:s/>Dateering: <text:tab/> <text:s/>1864 <text:s/>Suurus: <text:tab/> <text:s/>66,5x129 <text:s/>Link: <text:tab/> <text:s/>http://www.tarkvarastuudio.ee/tallinn_linnaarhiiv/149-5-2184.htm <text:s/>Arhiiviviide: <text:tab/> <text:s/>149-5-2184</text:p>
          </table:table-cell>
        </table:table-row>
        <table:table-row table:style-name="ro1">
          <table:table-cell/>
          <table:table-cell office:value-type="string">
            <text:p>Pealkiri: <text:tab/> <text:s/>Situationsplan der Stadt Reval, ausgearbeitet im technischen Bureau des Revalschen Stadtamtes. <text:s/>Dateering: <text:tab/> <text:s/>1885 <text:s/>Suurus: <text:tab/> <text:s/>79x122 <text:s/>Link: <text:tab/> <text:s/>http://www.tarkvarastuudio.ee/tallinn_linnaarhiiv/149-5-2192.htm <text:s/>Arhiiviviide: <text:tab/> <text:s/>149-5-2192</text:p>
          </table:table-cell>
        </table:table-row>
        <table:table-row table:style-name="ro1">
          <table:table-cell/>
          <table:table-cell office:value-type="string">
            <text:p>Pealkiri: <text:tab/> <text:s/>Situationsplan der Stadt Reval. <text:s/>Dateering: <text:tab/> <text:s/>1885 <text:s/>Link: <text:tab/> <text:s/>http://www.tarkvarastuudio.ee/tallinn_linnaarhiiv/149-6-3.htm <text:s/>Arhiiviviide: <text:tab/> <text:s/>149-6-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Pealkiri: <text:tab/> <text:s/>"Geometrische Charte von Ziegelkoppel und den dazu gehörien Inseln Gross- und Klein Carls." <text:s/>Dateering: <text:tab/> <text:s/>1820 <text:s/>Link: <text:tab/> <text:s/>http://www.tarkvarastuudio.ee/tallinn_linnaarhiiv/149-4-246.htm <text:s/>Arhiiviviide: <text:tab/> <text:s/>149-4-246</text:p>
          </table:table-cell>
        </table:table-row>
        <table:table-row table:style-name="ro1">
          <table:table-cell/>
          <table:table-cell office:value-type="string">
            <text:p>Pealkiri: <text:tab/> <text:s/>"Grentz Carte der Kayserl: Stadt Reval mit Rheinländischen Ruthen gemessen un zu Schwedischen Elen deren eine 1892 Tausend Theil vom Rheinländischen Füsse hält. Hinrick Julius Woltematen." <text:s/>Dateering: <text:tab/> <text:s/>1689 <text:s/>Link: <text:tab/> <text:s/><text:a xlink:href="http://www.tarkvarastuudio.ee/tallinn_linnaarhiiv">http://www.tarkvarastuudio.ee/tallinn_linnaarhiiv</text:a>/149-4-5.htm <text:s/>Arhiiviviide: <text:tab/> <text:s/>149-4-5</text:p>
          </table:table-cell>
        </table:table-row>
        <table:table-row table:style-name="ro1">
          <table:table-cell/>
          <table:table-cell table:style-name="ce3" office:value-type="string">
            <text:p>Pealkiri: <text:tab/> <text:s/>План города Ревеля. <text:s/>Dateering: <text:tab/> <text:s/>1773 <text:s/>Link: <text:tab/> <text:s/>http://www.tarkvarastuudio.ee/tallinn_linnaarhiiv/149-4-21.htm <text:s/>Arhiiviviide: <text:tab/> <text:s/>149-4-21</text:p>
          </table:table-cell>
        </table:table-row>
        <table:table-row table:style-name="ro1">
          <table:table-cell/>
          <table:table-cell office:value-type="string">
            <text:p>Pealkiri: <text:tab/> <text:s/>S. Waxelbergi Tallinna linna ja linna ümbruse plaan. Deliniatio Geometrica öffwer. Dee Länder som Slottet och Stadten wedh warande tydh inne hafwa och Possidera Effer dee <text:s/>Dateering: <text:tab/> <text:s/>1688 <text:s/>Link: <text:tab/> <text:s/>http://www.tarkvarastuudio.ee/tallinn_linnaarhiiv/149-4-3.htm <text:s/>Arhiiviviide: <text:tab/> <text:s/>149-4-3</text:p>
          </table:table-cell>
        </table:table-row>
        <table:table-row table:style-name="ro1">
          <table:table-cell/>
          <table:table-cell office:value-type="string">
            <text:p>Pealkiri: <text:tab/> <text:s/>Планъ существующаго расположения губернскаго города Ревеля съ показаниемъ полицейских частей. <text:s/>Dateering: <text:tab/> <text:s/>1914 <text:s/>Suurus: <text:tab/> <text:s/>135x162 <text:s/>Link: <text:tab/> <text:s/>http://www.tarkvarastuudio.ee/tallinn_linnaarhiiv/149-6-5.htm <text:s/>Arhiiviviide: <text:tab/> <text:s/>149-6-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Pealkiri: <text:tab/> <text:s/>Darstellung eines Teils der Gegend um Reval, in Bezug auf Casernen, Wasserleitungen, Hospitälen, Admiralität und Hafen. <text:s/>Dateering: <text:tab/> <text:s/>1803 <text:s/>Link: <text:tab/> <text:s/>http://www.tarkvarastuudio.ee/tallinn_linnaarhiiv/149-4-2.htm <text:s/>Arhiiviviide: <text:tab/> <text:s/>149-4-2</text:p>
          </table:table-cell>
        </table:table-row>
        <table:table-row table:style-name="ro1">
          <table:table-cell/>
          <table:table-cell office:value-type="string">
            <text:p>Pealkiri: <text:tab/> <text:s/>План кампамента Эстляндской Дивизи трех пехотных и одного кавалеристкого полков 1766 году. Дивизион-квартирмейстер Фридрих Аделберх. <text:s/>Dateering: <text:tab/> <text:s/>1766 <text:s/>Link: <text:tab/> <text:s/>http://www.tarkvarastuudio.ee/tallinn_linnaarhiiv/149-4-26.htm <text:s/>Arhiiviviide: <text:tab/> <text:s/>149-4-26</text:p>
          </table:table-cell>
        </table:table-row>
        <table:table-row table:style-name="ro1">
          <table:table-cell/>
          <table:table-cell office:value-type="string">
            <text:p>Pealkiri: <text:tab/> <text:s/>Ситуационный План города Ревеля в форштатом и с показакием места, на ком полагается построить Библиотеку с Обсерваторией. <text:s/>Dateering: <text:tab/> <text:s/>1804 <text:s/>Link: <text:tab/> <text:s/><text:a xlink:href="http://www.tarkvarastuudio.ee/tallinn_linnaarhiiv/149-4-40.htm">http://www.tarkvarastuudio.ee/tallinn_linnaarhiiv/149-4-40.htm</text:a> <text:s/>Arhiiviviide: <text:tab/> <text:s/>149-4-40</text:p>
          </table:table-cell>
        </table:table-row>
        <table:table-row table:style-name="ro1">
          <table:table-cell/>
          <table:table-cell office:value-type="string">
            <text:p>Pealkiri: <text:tab/> <text:s/>Tallinna loodepoolsed eeslinnad 1699. aastal. <text:s/>Dateering: <text:tab/> <text:s/>1940 <text:s/>Link: <text:tab/> <text:s/>http://www.tarkvarastuudio.ee/tallinn_linnaarhiiv/149-4-44_1.htm <text:s/>Märkused: <text:tab/> <text:s/>Linnaarhiivi ülesandel Sigismund von Stadeni krundiplaanideraamatu järgi 1940. a koostanud maamõõtja A. Kivi ja joonistanud O. Wilde. Vt ka F 149, n 4, s 53. <text:s/>Arhiiviviide: <text:tab/> <text:s/>149-4-44_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style-name="ce3" office:value-type="string">
            <text:p>Pealkiri: <text:tab/> <text:s/>План города Ревеля. По Ревельской крепости. <text:s/>Dateering: <text:tab/> <text:s/>20. august 1848 <text:s/>Suurus: <text:tab/> <text:s/>57x91 <text:s/>Materjal: <text:tab/> <text:s/>vatman riidel <text:s/>Link: <text:tab/> <text:s/>http://www.tarkvarastuudio.ee/tallinn_linnaarhiiv/149-4-22a.html <text:s/>Märksõnad: <text:tab/> <text:s/>149-4-22a</text:p>
          </table:table-cell>
        </table:table-row>
        <table:table-row table:style-name="ro1">
          <table:table-cell/>
          <table:table-cell office:value-type="string">
            <text:p>Pealkiri: <text:tab/> <text:s/>Karte der Stadtplätze. Die Dom Vorstadt <text:s/>Dateering: <text:tab/> <text:s/>1870 <text:s/>Link: <text:tab/> <text:s/>http://www.tarkvarastuudio.ee/tallinn_linnaarhiiv/149-4-16_113.htm <text:s/>Arhiiviviide: <text:tab/> <text:s/>149-4-16_113</text:p>
          </table:table-cell>
        </table:table-row>
        <table:table-row table:style-name="ro1">
          <table:table-cell/>
          <table:table-cell office:value-type="string">
            <text:p>Pealkiri: <text:tab/> <text:s/>Tallinna linna plaan. <text:s/>Dateering: <text:tab/> <text:s/>28. oktoober 1882 <text:s/>Link: <text:tab/> <text:s/>http://www.tarkvarastuudio.ee/tallinn_linnaarhiiv/149-4-22.html <text:s/>Märkused: <text:tab/> <text:s/>16-l lehel. Ebakorrapäraste tükkidena kaante vahel. Peale digiteerimist on tükid kokku liidetud. <text:s/>Arhiiviviide: <text:tab/> <text:s/>149-4-2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3" office:value-type="string">
            <text:p>Pealkiri: <text:tab/> <text:s/>Geometrischer Plan des Stadtgutes Habers. Von F. Adamson. <text:s/>Autorid: <text:tab/> <text:s/>Adamson <text:s/>Dateering: <text:tab/> <text:s/>1849 <text:s/>Link: <text:tab/> <text:s/>http://www.tarkvarastuudio.ee/tallinn_linnaarhiiv/149-4-362.htm <text:s/>Arhiiviviide: <text:tab/> <text:s/>149-4-362</text:p>
          </table:table-cell>
        </table:table-row>
        <table:table-row table:style-name="ro1">
          <table:table-cell/>
          <table:table-cell office:value-type="string">
            <text:p>Pealkiri: <text:tab/> <text:s/>Plan der Stadt Reval mit Anzeige der auf den Glacis projektirten Anlagen <text:s/>Autorid: <text:tab/> <text:s/>Adamson <text:s/>Dateering: <text:tab/> <text:s/>1869 <text:s/>Suurus: <text:tab/> <text:s/>66x76 <text:s/>Link: <text:tab/> <text:s/>http://www.tarkvarastuudio.ee/tallinn_linnaarhiiv/149-5-2190.htm <text:s/>Arhiiviviide: <text:tab/> <text:s/>149-5-2190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style-name="ce3" office:value-type="string">
            <text:p>Pealkiri: <text:tab/> <text:s/>"Charta öfver Hirwekylla by unde Hofvet Feth och Kastipere under Sage samt Kehre och Mehe Hemman under Godzet Nehat belagne uti Estlandt. Carl. E. Enagrius." <text:s/>Autorid: <text:tab/> <text:s/>Enagrius, Carl E. <text:s/>Dateering: <text:tab/> <text:s/>1794 <text:s/>Link: <text:tab/> <text:s/><text:a xlink:href="http://www/">http://www</text:a>.tarkvarastuudio.ee/tallinn_linnaarhiiv/149-4-392.htm <text:s/>Märkused: <text:tab/> <text:s/>Koopia 1693. a kaardist. <text:s/>Arhiiviviide: <text:tab/> <text:s/>149-4-392 <text:s/>Märksõnad: <text:tab/> <text:s/>Nehatu</text:p>
          </table:table-cell>
        </table:table-row>
        <table:table-row table:style-name="ro1">
          <table:table-cell/>
          <table:table-cell table:style-name="ce3" office:value-type="string">
            <text:p>Pealkiri: <text:tab/> <text:s/>Folio 1. Stadt Weide auf dem Laaks Berge,Höfch. Marienberg u. Carlowa. <text:s/>Autorid: <text:tab/> <text:s/>Eurich <text:s/>Dateering: <text:tab/> <text:s/>1880-1881 <text:s/>Suurus: <text:tab/> <text:s/>118x229 <text:s/>Link: <text:tab/> <text:s/>http://www.tarkvarastuudio.ee/tallinn_linnaarhiiv/149-5-1409.htm <text:s/>Arhiiviviide: <text:tab/> <text:s/>149-5-1409</text:p>
          </table:table-cell>
        </table:table-row>
        <table:table-row table:style-name="ro1">
          <table:table-cell/>
          <table:table-cell table:style-name="ce3" office:value-type="string">
            <text:p>Pealkiri: <text:tab/> <text:s/>Folio 2. Stadt Heuschläge <text:s/>Autorid: <text:tab/> <text:s/>Eurich <text:s/>Koht: <text:tab/> <text:s/>Tallinn <text:s/>Dateering: <text:tab/> <text:s/>1881 <text:s/>Suurus: <text:tab/> <text:s/>119 x 183 <text:s/>Link: <text:tab/> <text:s/>http://www.tarkvarastuudio.ee/tallinn_linnaarhiiv/149-5-1410.htm <text:s/>Arhiiviviide: <text:tab/> <text:s/>149-5-1410 <text:s/>Märksõnad: <text:tab/> <text:s/>Heinamaa</text:p>
          </table:table-cell>
        </table:table-row>
        <table:table-row table:style-name="ro1">
          <table:table-cell/>
          <table:table-cell table:style-name="ce3" office:value-type="string">
            <text:p>Pealkiri: <text:tab/> <text:s/>Folio 3. Stadt Weide auf dem Grossen Laaks Berge, Torfmor(?), Höfchen Weimarshof, Neustadt, Steinbrüche. <text:s/>Autorid: <text:tab/> <text:s/>Eurich <text:s/>Dateering: <text:tab/> <text:s/>1880-1882 <text:s/>Suurus: <text:tab/> <text:s/>161x196 <text:s/>Link: <text:tab/> <text:s/>http://www.tarkvarastuudio.ee/tallinn_linnaarhiiv/149-5-1411.htm <text:s/>Arhiiviviide: <text:tab/> <text:s/>149-5-1411 <text:s/>Märksõnad: <text:tab/> <text:s/>Lasnamägi ; Karjamaa</text:p>
          </table:table-cell>
        </table:table-row>
        <table:table-row table:style-name="ro1">
          <table:table-cell/>
          <table:table-cell table:style-name="ce3" office:value-type="string">
            <text:p>Pealkiri: <text:tab/> <text:s/>Folio 4. Der Obere See. Publ. Sandfläche von der Pernauschen bis zur Dörptschen Strasse. <text:s/>Autorid: <text:tab/> <text:s/>Eurich <text:s/>Dateering: <text:tab/> <text:s/>1880-1882 <text:s/>Suurus: <text:tab/> <text:s/>131x222 <text:s/>Link: <text:tab/> <text:s/>http://www.tarkvarastuudio.ee/tallinn_linnaarhiiv/149-5-1412.htm <text:s/>Arhiiviviide: <text:tab/> <text:s/>149-5-1412 <text:s/>Märksõnad: <text:tab/> <text:s/>Ülemiste järv</text:p>
          </table:table-cell>
        </table:table-row>
        <table:table-row table:style-name="ro1">
          <table:table-cell/>
          <table:table-cell table:style-name="ce3" office:value-type="string">
            <text:p>Pealkiri: <text:tab/> <text:s/>Folio 5. Publ. Stadt Sandfläche an der Grenze von Jelgimeggi und Habers. <text:s/>Autorid: <text:tab/> <text:s/>Eurich <text:s/>Dateering: <text:tab/> <text:s/>1880-1882 <text:s/>Suurus: <text:tab/> <text:s/>154x176 <text:s/>Link: <text:tab/> <text:s/>http://www.tarkvarastuudio.ee/tallinn_linnaarhiiv/149-5-1414.htm <text:s/>Arhiiviviide: <text:tab/> <text:s/>149-5-1414</text:p>
          </table:table-cell>
        </table:table-row>
        <table:table-row table:style-name="ro1">
          <table:table-cell/>
          <table:table-cell table:style-name="ce3" office:value-type="string">
            <text:p>Pealkiri: <text:tab/> <text:s/>Folio 7. Stadt Weide. Höfchen Schwarzenbeck, Seewald, Lichtfabrik, Grabbysch Ziegelei. <text:s/>Autorid: <text:tab/> <text:s/>Eurich <text:s/>Dateering: <text:tab/> <text:s/>1880-1882 <text:s/>Suurus: <text:tab/> <text:s/>145x200 <text:s/>Link: <text:tab/> <text:s/>http://www.tarkvarastuudio.ee/tallinn_linnaarhiiv/149-5-1415.htm <text:s/>Arhiiviviide: <text:tab/> <text:s/>149-5-141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style-name="ce3" office:value-type="string">
            <text:p>Pealkiri: <text:tab/> <text:s/>Folio 6. Christinenthäler Wiesen, Springthal. Die Höfchen Dunten, Löwenruh, Marienthal, Blankenthal und Wittenhof. <text:s/>Autorid: <text:tab/> <text:s/>Eurich <text:s/>Dateering: <text:tab/> <text:s/>1880-1882 <text:s/>Suurus: <text:tab/> <text:s/>166x168 <text:s/>Link: <text:tab/> <text:s/>http://www.tarkvarastuudio.ee/tallinn_linnaarhiiv/149-5-2179.htm <text:s/>Arhiiviviide: <text:tab/> <text:s/>149-5-2179</text:p>
          </table:table-cell>
        </table:table-row>
        <table:table-row table:style-name="ro1">
          <table:table-cell/>
          <table:table-cell office:value-type="string">
            <text:p>Pealkiri: <text:tab/> <text:s/>Karte von den ausgetauschten Laendereien auf dem Revalschen Stadgute Habers. <text:s/>Autorid: <text:tab/> <text:s/>Eurich <text:s/>Dateering: <text:tab/> <text:s/>1873 <text:s/>Suurus: <text:tab/> <text:s/>94x123 <text:s/>Link: <text:tab/> <text:s/>http://www.tarkvarastuudio.ee/tallinn_linnaarhiiv/149-4-367.htm <text:s/>Arhiiviviide: <text:tab/> <text:s/>149-4-367</text:p>
          </table:table-cell>
        </table:table-row>
        <table:table-row table:style-name="ro1">
          <table:table-cell/>
          <table:table-cell table:style-name="ce3" office:value-type="string">
            <text:p>Pealkiri: <text:tab/> <text:s/>Plan von der Revalschen Stadtbesitzlichkeit Ziegelskoppel mit der Insel Carlos. <text:s/>Autorid: <text:tab/> <text:s/>Eurich <text:s/>Dateering: <text:tab/> <text:s/>1880-1881 <text:s/>Suurus: <text:tab/> <text:s/>226x207 <text:s/>Link: <text:tab/> <text:s/>http://www.tarkvarastuudio.ee/tallinn_linnaarhiiv/149-5-9.htm <text:s/>Märkused: <text:tab/> <text:s/>koordineerida <text:s/>Arhiiviviide: <text:tab/> <text:s/>149-6-9</text:p>
          </table:table-cell>
        </table:table-row>
        <table:table-row table:style-name="ro1">
          <table:table-cell/>
          <table:table-cell office:value-type="string">
            <text:p>Pealkiri: <text:tab/> <text:s/>Pirita - Brigitta. Pirita ümbruse kaart. <text:s/>Autorid: <text:tab/> <text:s/>Johan Holmberg <text:s/>Dateering: <text:tab/> <text:s/>1691 <text:s/>Suurus: <text:tab/> <text:s/>28x43 <text:s/>Link: <text:tab/> <text:s/>http://www.tarkvarastuudio.ee/tallinn_linnaarhiiv/149-4-249.htm <text:s/>Arhiiviviide: <text:tab/> <text:s/>149-4-24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Pealkiri: <text:tab/> <text:s/>"Special Charte des Domkirchen Gutes Moick, v. J. H. Schmidt." <text:s/>Autorid: <text:tab/> <text:s/>Schmidt J. H. <text:s/>Dateering: <text:tab/> <text:s/>1860 <text:s/>Link: <text:tab/> <text:s/>http://www.tarkvarastuudio.ee/tallinn_linnaarhiiv/149-4-316.htm <text:s/>Arhiiviviide: <text:tab/> <text:s/>149-4-316</text:p>
          </table:table-cell>
        </table:table-row>
        <table:table-row table:style-name="ro1">
          <table:table-cell/>
          <table:table-cell table:style-name="ce3" office:value-type="string">
            <text:p>Pealkiri: <text:tab/> <text:s/>Geometrischer Plan von den Hofs Ländereien der Güter Nehat und Faeht. <text:s/>Autorid: <text:tab/> <text:s/>Storch, Georg Gustav <text:s/>Dateering: <text:tab/> <text:s/>1839 <text:s/>Suurus: <text:tab/> <text:s/>72,5x171 <text:s/>Link: <text:tab/> <text:s/>http://www.tarkvarastuudio.ee/tallinn_linnaarhiiv/149-4-329.htm <text:s/>Arhiiviviide: <text:tab/> <text:s/>149-4-329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Pealkiri: <text:tab/> <text:s/>Kaart väljaspool Tallinna linna administratiiv piiril asuvatest Tallinna linna päralt olevatest maa-aladest. <text:s/>Autorid: <text:tab/> <text:s/>Tults <text:s/>Dateering: <text:tab/> <text:s/>07.01.1927 <text:s/>Suurus: <text:tab/> <text:s/>96x120 <text:s/>Link: <text:tab/> <text:s/>http://www.tarkvarastuudio.ee/tallinn_linnaarhiiv/149-5-1159.htm <text:s/>Märkused: <text:tab/> <text:s/>koordineerida <text:s/>Arhiiviviide: <text:tab/> <text:s/>149-5-1159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/>
            <text:p><text:a xlink:href="http://www.biblioserver.com/linnaarhiiv/index.php?bmode=w&amp;limit=20&amp;order=author&amp;desc=&amp;id=1&amp;q=&amp;kid=&amp;gid=&amp;m=base&amp;ftype=&amp;stype=&amp;op=&amp;start">http://www.biblioserver.com/linnaarhiiv/index.php?bmode=w&amp;limit=20&amp;order=author&amp;desc=&amp;id=1&amp;q=&amp;kid=&amp;gid=&amp;m=base&amp;ftype=&amp;stype=&amp;op=&amp;start</text:a>={START}</text:p>
          </table:table-cell>
          <table:table-cell/>
        </table:table-row>
        <table:table-row table:style-name="ro1">
          <table:table-cell/>
          <table:table-cell office:value-type="string">
            <text:p><text:a xlink:href="http://www.biblioserver.com/linnaarhiiv/index.php?m=search&amp;ftype=data&amp;q">http://www.biblioserver.com/linnaarhiiv/index.php?m=search&amp;ftype=data&amp;q</text:a>={ID}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/>
          <table:table-cell office:value-type="string">
            <text:p><text:a xlink:href="http://www.biblioserver.com/linnaarhiiv/index.php?m=search&amp;id=&amp;ftype=title&amp;q=Privatbesitzungen%201770%20bis%201786">http://www.biblioserver.com/linnaarhiiv/index.php?m=search&amp;id=&amp;ftype=title&amp;q=Privatbesitzungen%201770%20bis%201786</text:a></text:p>
          </table:table-cell>
          <table:table-cell/>
        </table:table-row>
        <table:table-row table:style-name="ro1">
          <table:table-cell/>
          <table:table-cell office:value-type="string">
            <text:p>1803 bis 1826</text:p>
          </table:table-cell>
          <table:table-cell/>
        </table:table-row>
        <table:table-row table:style-name="ro1">
          <table:table-cell/>
          <table:table-cell table:style-name="ce1" office:value-type="string">
            <text:p>1818-1824</text:p>
          </table:table-cell>
          <table:table-cell/>
        </table:table-row>
        <table:table-row table:style-name="ro1">
          <table:table-cell/>
          <table:table-cell office:value-type="string">
            <text:p>Beschreibungen nebst dem Situationsplänen sämtlicher Wassercanäle in Reval</text:p>
          </table:table-cell>
          <table:table-cell/>
        </table:table-row>
        <table:table-row table:style-name="ro1">
          <table:table-cell/>
          <table:table-cell office:value-type="string">
            <text:p>Krepost-Expedition Karten von 1795 bis 1823</text:p>
          </table:table-cell>
          <table:table-cell/>
        </table:table-row>
        <table:table-row table:style-name="ro1">
          <table:table-cell/>
          <table:table-cell office:value-type="float" office:value="1699">
            <text:p>1699</text:p>
          </table:table-cell>
          <table:table-cell/>
        </table:table-row>
        <table:table-row table:style-name="ro1">
          <table:table-cell/>
          <table:table-cell office:value-type="string">
            <text:p>Karten von Privatbesitzungen 1787-1807</text:p>
          </table:table-cell>
          <table:table-cell/>
        </table:table-row>
        <table:table-row table:style-name="ro1">
          <table:table-cell/>
          <table:table-cell office:value-type="string">
            <text:p>Diverse Karten eingenommen beim Magistrat d. 26. Mai 1828</text:p>
          </table:table-cell>
          <table:table-cell/>
        </table:table-row>
        <table:table-row table:style-name="ro1">
          <table:table-cell/>
          <table:table-cell office:value-type="string">
            <text:p>Karte der Stadtplätze</text:p>
          </table:table-cell>
          <table:table-cell/>
        </table:table-row>
        <table:table-row table:style-name="ro1">
          <table:table-cell/>
          <table:table-cell office:value-type="string">
            <text:p>Fol.</text:p>
          </table:table-cell>
          <table:table-cell office:value-type="string">
            <text:p>Eurich 187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19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07T23:43:23</meta:creation-date>
    <dc:date>2015-05-06T19:13:03</dc:date>
    <meta:editing-duration>PT31H50M57S</meta:editing-duration>
    <meta:editing-cycles>49</meta:editing-cycles>
    <meta:generator>OpenOffice.org/3.2$Unix OpenOffice.org_project/320m19$Build-9505</meta:generator>
    <meta:document-statistic meta:table-count="3" meta:cell-count="57" meta:object-count="0"/>
  </office:meta>
</office:document-meta>
</file>